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6025565590473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" office:value-type="float"/>
          <table:table-cell office:value="1.6775821544731961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" office:value-type="float"/>
          <table:table-cell office:value="1.686848411822428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" office:value-type="float"/>
          <table:table-cell office:value="1.7136970800105782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" office:value-type="float"/>
          <table:table-cell office:value="1.7186569493995072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" office:value-type="float"/>
          <table:table-cell office:value="1.7112574506313047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" office:value-type="float"/>
          <table:table-cell office:value="1.7045170070297366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" office:value-type="float"/>
          <table:table-cell office:value="1.7074445926922275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" office:value-type="float"/>
          <table:table-cell office:value="1.7074431406253885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" office:value-type="float"/>
          <table:table-cell office:value="1.6970771125561495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" office:value-type="float"/>
          <table:table-cell office:value="1.735201155382719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" office:value-type="float"/>
          <table:table-cell office:value="1.6959912089739118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" office:value-type="float"/>
          <table:table-cell office:value="1.7132344549716199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0" office:value-type="float"/>
          <table:table-cell office:value="1.6323400631471134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" office:value-type="float"/>
          <table:table-cell office:value="1.686126026927378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0" office:value-type="float"/>
          <table:table-cell office:value="1.6751444463326974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" office:value-type="float"/>
          <table:table-cell office:value="1.716461510775079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" office:value-type="float"/>
          <table:table-cell office:value="1.6672362974002484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" office:value-type="float"/>
          <table:table-cell office:value="1.7120774665962533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" office:value-type="float"/>
          <table:table-cell office:value="1.7096630533880874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0" office:value-type="float"/>
          <table:table-cell office:value="1.6366563930149856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0" office:value-type="float"/>
          <table:table-cell office:value="1.6817485867893287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71519057295113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" office:value-type="float"/>
          <table:table-cell office:value="1.7108970415129754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" office:value-type="float"/>
          <table:table-cell office:value="1.6726459218487304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" office:value-type="float"/>
          <table:table-cell office:value="1.6899135806841814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" office:value-type="float"/>
          <table:table-cell office:value="1.6995118186160159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" office:value-type="float"/>
          <table:table-cell office:value="1.7064916435141397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" office:value-type="float"/>
          <table:table-cell office:value="1.7264497739825861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" office:value-type="float"/>
          <table:table-cell office:value="1.7337839566525914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" office:value-type="float"/>
          <table:table-cell office:value="1.6955078172448805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" office:value-type="float"/>
          <table:table-cell office:value="1.7096992301544618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" office:value-type="float"/>
          <table:table-cell office:value="1.720610318582446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" office:value-type="float"/>
          <table:table-cell office:value="1.6484861099616361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" office:value-type="float"/>
          <table:table-cell office:value="1.6581455476193983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" office:value-type="float"/>
          <table:table-cell office:value="1.6964753175029368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8875311105522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" office:value-type="float"/>
          <table:table-cell office:value="1.7071621156739871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" office:value-type="float"/>
          <table:table-cell office:value="1.697716112800573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" office:value-type="float"/>
          <table:table-cell office:value="1.699872803554609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" office:value-type="float"/>
          <table:table-cell office:value="1.7102613300009986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" office:value-type="float"/>
          <table:table-cell office:value="1.7067417886002985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" office:value-type="float"/>
          <table:table-cell office:value="1.689986865000886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" office:value-type="float"/>
          <table:table-cell office:value="1.682073150712388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3048104900885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" office:value-type="float"/>
          <table:table-cell office:value="1.7321311908537564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" office:value-type="float"/>
          <table:table-cell office:value="1.6829801957075834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" office:value-type="float"/>
          <table:table-cell office:value="1.7119501624095947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519855088011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0" office:value-type="float"/>
          <table:table-cell office:value="1.6498346466418152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" office:value-type="float"/>
          <table:table-cell office:value="1.678775433440844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" office:value-type="float"/>
          <table:table-cell office:value="1.7083331121203635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" office:value-type="float"/>
          <table:table-cell office:value="1.7395638304976309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" office:value-type="float"/>
          <table:table-cell office:value="1.6901662310108134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" office:value-type="float"/>
          <table:table-cell office:value="1.681960155512767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" office:value-type="float"/>
          <table:table-cell office:value="1.6911630415629233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" office:value-type="float"/>
          <table:table-cell office:value="1.7095045960798063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" office:value-type="float"/>
          <table:table-cell office:value="1.6870715988442213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0" office:value-type="float"/>
          <table:table-cell office:value="1.6381104235762338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" office:value-type="float"/>
          <table:table-cell office:value="1.702608945754527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" office:value-type="float"/>
          <table:table-cell office:value="1.7087873362553632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" office:value-type="float"/>
          <table:table-cell office:value="1.707346196696665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" office:value-type="float"/>
          <table:table-cell office:value="1.6970725222620553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" office:value-type="float"/>
          <table:table-cell office:value="1.6811103415443476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" office:value-type="float"/>
          <table:table-cell office:value="1.730622553982818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" office:value-type="float"/>
          <table:table-cell office:value="1.70840555909381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228269171714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" office:value-type="float"/>
          <table:table-cell office:value="1.7408105689328104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9513360857183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" office:value-type="float"/>
          <table:table-cell office:value="1.7068616221452593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" office:value-type="float"/>
          <table:table-cell office:value="1.7019897560725734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" office:value-type="float"/>
          <table:table-cell office:value="1.697576034650420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" office:value-type="float"/>
          <table:table-cell office:value="1.7166380209856644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" office:value-type="float"/>
          <table:table-cell office:value="1.7279246220920697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" office:value-type="float"/>
          <table:table-cell office:value="1.7023959008052114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0" office:value-type="float"/>
          <table:table-cell office:value="1.6772690087115134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" office:value-type="float"/>
          <table:table-cell office:value="1.7240901848594936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" office:value-type="float"/>
          <table:table-cell office:value="1.7014313432674282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" office:value-type="float"/>
          <table:table-cell office:value="1.7060348764610282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" office:value-type="float"/>
          <table:table-cell office:value="1.702683388600907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" office:value-type="float"/>
          <table:table-cell office:value="1.7453138225353009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" office:value-type="float"/>
          <table:table-cell office:value="1.7360199801958223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" office:value-type="float"/>
          <table:table-cell office:value="1.6992958730812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" office:value-type="float"/>
          <table:table-cell office:value="1.740488839409244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" office:value-type="float"/>
          <table:table-cell office:value="1.672878450525153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" office:value-type="float"/>
          <table:table-cell office:value="1.7350466556859405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" office:value-type="float"/>
          <table:table-cell office:value="1.6993390810686326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" office:value-type="float"/>
          <table:table-cell office:value="1.7354189580478865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" office:value-type="float"/>
          <table:table-cell office:value="1.6610705932497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" office:value-type="float"/>
          <table:table-cell office:value="1.6929820753316533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" office:value-type="float"/>
          <table:table-cell office:value="1.7005322354293677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" office:value-type="float"/>
          <table:table-cell office:value="1.7315113884844626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" office:value-type="float"/>
          <table:table-cell office:value="1.653416198847406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" office:value-type="float"/>
          <table:table-cell office:value="1.7203696531014887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" office:value-type="float"/>
          <table:table-cell office:value="1.6841549827896833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" office:value-type="float"/>
          <table:table-cell office:value="1.7023855656976645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" office:value-type="float"/>
          <table:table-cell office:value="1.7018722490345293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" office:value-type="float"/>
          <table:table-cell office:value="1.696436853710631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" office:value-type="float"/>
          <table:table-cell office:value="1.6760016260265544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" office:value-type="float"/>
          <table:table-cell office:value="1.7287921422100119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" office:value-type="float"/>
          <table:table-cell office:value="1.6889231782027572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" office:value-type="float"/>
          <table:table-cell office:value="1.6872729360281231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0" office:value-type="float"/>
          <table:table-cell office:value="1.663907362527223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" office:value-type="float"/>
          <table:table-cell office:value="1.657961438570972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" office:value-type="float"/>
          <table:table-cell office:value="1.6717097064872737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" office:value-type="float"/>
          <table:table-cell office:value="1.6857268648079338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" office:value-type="float"/>
          <table:table-cell office:value="1.7105535642678833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" office:value-type="float"/>
          <table:table-cell office:value="1.7229535992724843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" office:value-type="float"/>
          <table:table-cell office:value="1.7158711815401873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" office:value-type="float"/>
          <table:table-cell office:value="1.7310160694224952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" office:value-type="float"/>
          <table:table-cell office:value="1.6603962067210014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" office:value-type="float"/>
          <table:table-cell office:value="1.6674147265662904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" office:value-type="float"/>
          <table:table-cell office:value="1.693332169953731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" office:value-type="float"/>
          <table:table-cell office:value="1.7025280220360848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" office:value-type="float"/>
          <table:table-cell office:value="1.700673245710439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" office:value-type="float"/>
          <table:table-cell office:value="1.6889028924852625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" office:value-type="float"/>
          <table:table-cell office:value="1.7122786586620276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" office:value-type="float"/>
          <table:table-cell office:value="1.6959114888252245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" office:value-type="float"/>
          <table:table-cell office:value="1.7436517274616343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" office:value-type="float"/>
          <table:table-cell office:value="1.7086779474117693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" office:value-type="float"/>
          <table:table-cell office:value="1.7089617530939085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" office:value-type="float"/>
          <table:table-cell office:value="1.6814598814046997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" office:value-type="float"/>
          <table:table-cell office:value="1.7028183069919742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" office:value-type="float"/>
          <table:table-cell office:value="1.7008613453253225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" office:value-type="float"/>
          <table:table-cell office:value="1.7214936154273983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0" office:value-type="float"/>
          <table:table-cell office:value="1.6883565226961899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" office:value-type="float"/>
          <table:table-cell office:value="1.7339740146423233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" office:value-type="float"/>
          <table:table-cell office:value="1.7206838779506457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" office:value-type="float"/>
          <table:table-cell office:value="1.692749339856049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" office:value-type="float"/>
          <table:table-cell office:value="1.724030184389416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" office:value-type="float"/>
          <table:table-cell office:value="1.7176266514826601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0" office:value-type="float"/>
          <table:table-cell office:value="1.6983500248431522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" office:value-type="float"/>
          <table:table-cell office:value="1.7090319645677723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" office:value-type="float"/>
          <table:table-cell office:value="1.6900112132460006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" office:value-type="float"/>
          <table:table-cell office:value="1.7077058913905605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" office:value-type="float"/>
          <table:table-cell office:value="1.6951956411469535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" office:value-type="float"/>
          <table:table-cell office:value="1.6798785433156163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" office:value-type="float"/>
          <table:table-cell office:value="1.7048093378313505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" office:value-type="float"/>
          <table:table-cell office:value="1.6995410431861426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" office:value-type="float"/>
          <table:table-cell office:value="1.7125858286789004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" office:value-type="float"/>
          <table:table-cell office:value="1.683735886896714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" office:value-type="float"/>
          <table:table-cell office:value="1.7127915473769895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78029435656106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" office:value-type="float"/>
          <table:table-cell office:value="1.72228936053792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" office:value-type="float"/>
          <table:table-cell office:value="1.715939521409292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" office:value-type="float"/>
          <table:table-cell office:value="1.692179002280529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" office:value-type="float"/>
          <table:table-cell office:value="1.7129145204325733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" office:value-type="float"/>
          <table:table-cell office:value="1.7131285292737177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" office:value-type="float"/>
          <table:table-cell office:value="1.6856980516043665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" office:value-type="float"/>
          <table:table-cell office:value="1.6724449928235035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" office:value-type="float"/>
          <table:table-cell office:value="1.6706334199100503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" office:value-type="float"/>
          <table:table-cell office:value="1.7102794468228264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" office:value-type="float"/>
          <table:table-cell office:value="1.74396288098098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" office:value-type="float"/>
          <table:table-cell office:value="1.711045648256601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" office:value-type="float"/>
          <table:table-cell office:value="1.6877492817029323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" office:value-type="float"/>
          <table:table-cell office:value="1.7142394504593397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" office:value-type="float"/>
          <table:table-cell office:value="1.7238571421689441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" office:value-type="float"/>
          <table:table-cell office:value="1.6920774948291681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" office:value-type="float"/>
          <table:table-cell office:value="1.7053508654930316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" office:value-type="float"/>
          <table:table-cell office:value="1.7108063280210155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" office:value-type="float"/>
          <table:table-cell office:value="1.7172645413940935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" office:value-type="float"/>
          <table:table-cell office:value="1.635082577446006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" office:value-type="float"/>
          <table:table-cell office:value="1.6942821431705406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" office:value-type="float"/>
          <table:table-cell office:value="1.7053301131076029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" office:value-type="float"/>
          <table:table-cell office:value="1.6836683292035954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" office:value-type="float"/>
          <table:table-cell office:value="1.707973729199125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" office:value-type="float"/>
          <table:table-cell office:value="1.6758091221471876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" office:value-type="float"/>
          <table:table-cell office:value="1.7073149636096163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" office:value-type="float"/>
          <table:table-cell office:value="1.694994189039046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" office:value-type="float"/>
          <table:table-cell office:value="1.6889054555487337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0" office:value-type="float"/>
          <table:table-cell office:value="1.6750808169600448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" office:value-type="float"/>
          <table:table-cell office:value="1.702378170380819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" office:value-type="float"/>
          <table:table-cell office:value="1.6948243583384515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" office:value-type="float"/>
          <table:table-cell office:value="1.69270226722225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" office:value-type="float"/>
          <table:table-cell office:value="1.7259137545806673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" office:value-type="float"/>
          <table:table-cell office:value="1.7256511268436552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" office:value-type="float"/>
          <table:table-cell office:value="1.731375523737402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" office:value-type="float"/>
          <table:table-cell office:value="1.6918887120251311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" office:value-type="float"/>
          <table:table-cell office:value="1.6972633541097684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0" office:value-type="float"/>
          <table:table-cell office:value="1.6610343182322507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0" office:value-type="float"/>
          <table:table-cell office:value="1.674547300970337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" office:value-type="float"/>
          <table:table-cell office:value="1.71809677994856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" office:value-type="float"/>
          <table:table-cell office:value="1.7219951256240662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" office:value-type="float"/>
          <table:table-cell office:value="1.685180369173646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" office:value-type="float"/>
          <table:table-cell office:value="1.7211526571737275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" office:value-type="float"/>
          <table:table-cell office:value="1.7167539124894893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" office:value-type="float"/>
          <table:table-cell office:value="1.6986206478252337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" office:value-type="float"/>
          <table:table-cell office:value="1.7009865164344944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" office:value-type="float"/>
          <table:table-cell office:value="1.7319292392027983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" office:value-type="float"/>
          <table:table-cell office:value="1.6789682137009099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" office:value-type="float"/>
          <table:table-cell office:value="1.7125343336511596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" office:value-type="float"/>
          <table:table-cell office:value="1.680573637099885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" office:value-type="float"/>
          <table:table-cell office:value="1.714469086477094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" office:value-type="float"/>
          <table:table-cell office:value="1.6898965655481861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" office:value-type="float"/>
          <table:table-cell office:value="1.68364736480523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" office:value-type="float"/>
          <table:table-cell office:value="1.6908471467279087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" office:value-type="float"/>
          <table:table-cell office:value="1.7078872618986805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" office:value-type="float"/>
          <table:table-cell office:value="1.7169632006178766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" office:value-type="float"/>
          <table:table-cell office:value="1.689817162186779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" office:value-type="float"/>
          <table:table-cell office:value="1.685080910667731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" office:value-type="float"/>
          <table:table-cell office:value="1.7033528956911759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" office:value-type="float"/>
          <table:table-cell office:value="1.6901762613693245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" office:value-type="float"/>
          <table:table-cell office:value="1.6830201457017155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" office:value-type="float"/>
          <table:table-cell office:value="1.6812956420985081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" office:value-type="float"/>
          <table:table-cell office:value="1.675280209762545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" office:value-type="float"/>
          <table:table-cell office:value="1.709238256079849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" office:value-type="float"/>
          <table:table-cell office:value="1.6895629531766583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" office:value-type="float"/>
          <table:table-cell office:value="1.7023186903098284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" office:value-type="float"/>
          <table:table-cell office:value="1.7242746423819666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" office:value-type="float"/>
          <table:table-cell office:value="1.6983847330187491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" office:value-type="float"/>
          <table:table-cell office:value="1.7039611954987444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" office:value-type="float"/>
          <table:table-cell office:value="1.6726119168319602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" office:value-type="float"/>
          <table:table-cell office:value="1.687902265300364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" office:value-type="float"/>
          <table:table-cell office:value="1.6671001600383566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" office:value-type="float"/>
          <table:table-cell office:value="1.7337461406313608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939077680083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" office:value-type="float"/>
          <table:table-cell office:value="1.701495655439349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" office:value-type="float"/>
          <table:table-cell office:value="1.6945509848333384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" office:value-type="float"/>
          <table:table-cell office:value="1.689980712648989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" office:value-type="float"/>
          <table:table-cell office:value="1.7014711633648945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" office:value-type="float"/>
          <table:table-cell office:value="1.693265747412066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" office:value-type="float"/>
          <table:table-cell office:value="1.703578686297565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" office:value-type="float"/>
          <table:table-cell office:value="1.6836694568006345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" office:value-type="float"/>
          <table:table-cell office:value="1.674639007894882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" office:value-type="float"/>
          <table:table-cell office:value="1.746031633786932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" office:value-type="float"/>
          <table:table-cell office:value="1.7236245821116178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" office:value-type="float"/>
          <table:table-cell office:value="1.6900312176871912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" office:value-type="float"/>
          <table:table-cell office:value="1.6920390648259893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" office:value-type="float"/>
          <table:table-cell office:value="1.7107524105708587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" office:value-type="float"/>
          <table:table-cell office:value="1.7359355890709807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" office:value-type="float"/>
          <table:table-cell office:value="1.6950601147954663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" office:value-type="float"/>
          <table:table-cell office:value="1.6923436355558568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" office:value-type="float"/>
          <table:table-cell office:value="1.6935466032404678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" office:value-type="float"/>
          <table:table-cell office:value="1.7054612689656155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" office:value-type="float"/>
          <table:table-cell office:value="1.7012643103580405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41611415746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" office:value-type="float"/>
          <table:table-cell office:value="1.687353573831084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" office:value-type="float"/>
          <table:table-cell office:value="1.68593907734044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" office:value-type="float"/>
          <table:table-cell office:value="1.7214399026115412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" office:value-type="float"/>
          <table:table-cell office:value="1.7130772024497904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" office:value-type="float"/>
          <table:table-cell office:value="1.656889335803194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" office:value-type="float"/>
          <table:table-cell office:value="1.6964737737670712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" office:value-type="float"/>
          <table:table-cell office:value="1.6882534155063924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" office:value-type="float"/>
          <table:table-cell office:value="1.7163487922461396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" office:value-type="float"/>
          <table:table-cell office:value="1.686214289845652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" office:value-type="float"/>
          <table:table-cell office:value="1.6750821503206266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" office:value-type="float"/>
          <table:table-cell office:value="1.7338599755948496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" office:value-type="float"/>
          <table:table-cell office:value="1.7404765314083128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" office:value-type="float"/>
          <table:table-cell office:value="1.71313659209371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48827522494787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" office:value-type="float"/>
          <table:table-cell office:value="1.7136357976586458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" office:value-type="float"/>
          <table:table-cell office:value="1.6951534138497328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" office:value-type="float"/>
          <table:table-cell office:value="1.677056698880311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" office:value-type="float"/>
          <table:table-cell office:value="1.6944539577222018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" office:value-type="float"/>
          <table:table-cell office:value="1.7134419613960423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" office:value-type="float"/>
          <table:table-cell office:value="1.6894113372987425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" office:value-type="float"/>
          <table:table-cell office:value="1.6875893216538738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" office:value-type="float"/>
          <table:table-cell office:value="1.645038278569266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" office:value-type="float"/>
          <table:table-cell office:value="1.6767226734069076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" office:value-type="float"/>
          <table:table-cell office:value="1.714267944405492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0" office:value-type="float"/>
          <table:table-cell office:value="1.6996498721671423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" office:value-type="float"/>
          <table:table-cell office:value="1.7302428259586717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" office:value-type="float"/>
          <table:table-cell office:value="1.6805358009621738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" office:value-type="float"/>
          <table:table-cell office:value="1.707039658353273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" office:value-type="float"/>
          <table:table-cell office:value="1.704441751109019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" office:value-type="float"/>
          <table:table-cell office:value="1.6941840076286463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" office:value-type="float"/>
          <table:table-cell office:value="1.7390718194003756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" office:value-type="float"/>
          <table:table-cell office:value="1.7413318358919891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" office:value-type="float"/>
          <table:table-cell office:value="1.7240936127308018" office:value-type="float"/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" office:value-type="float"/>
          <table:table-cell office:value="1.7039396085107443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" office:value-type="float"/>
          <table:table-cell office:value="1.6874849423836924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" office:value-type="float"/>
          <table:table-cell office:value="1.729937516220887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" office:value-type="float"/>
          <table:table-cell office:value="1.6664728063603063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" office:value-type="float"/>
          <table:table-cell office:value="1.708384017893476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" office:value-type="float"/>
          <table:table-cell office:value="1.666026770448448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" office:value-type="float"/>
          <table:table-cell office:value="1.7248035258443064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" office:value-type="float"/>
          <table:table-cell office:value="1.698394282272892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" office:value-type="float"/>
          <table:table-cell office:value="1.6788570053381344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" office:value-type="float"/>
          <table:table-cell office:value="1.678113794374743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041126240469517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0" office:value-type="float"/>
          <table:table-cell office:value="1.7080452946654694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" office:value-type="float"/>
          <table:table-cell office:value="1.7268840714885265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" office:value-type="float"/>
          <table:table-cell office:value="1.7334202789333548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" office:value-type="float"/>
          <table:table-cell office:value="1.698939838493983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" office:value-type="float"/>
          <table:table-cell office:value="1.7196700645829923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" office:value-type="float"/>
          <table:table-cell office:value="1.6902929926208556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" office:value-type="float"/>
          <table:table-cell office:value="1.6955493624292695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" office:value-type="float"/>
          <table:table-cell office:value="1.70862667804868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" office:value-type="float"/>
          <table:table-cell office:value="1.691046391448703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" office:value-type="float"/>
          <table:table-cell office:value="1.7045608645789223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0" office:value-type="float"/>
          <table:table-cell office:value="1.5871963133009181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" office:value-type="float"/>
          <table:table-cell office:value="1.6772303077941066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" office:value-type="float"/>
          <table:table-cell office:value="1.6892096351485208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" office:value-type="float"/>
          <table:table-cell office:value="1.7157924540263092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" office:value-type="float"/>
          <table:table-cell office:value="1.7131703314276496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" office:value-type="float"/>
          <table:table-cell office:value="1.6608809226219574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66150596692062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" office:value-type="float"/>
          <table:table-cell office:value="1.7141325736068427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" office:value-type="float"/>
          <table:table-cell office:value="1.703959863171796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" office:value-type="float"/>
          <table:table-cell office:value="1.7069872127440302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" office:value-type="float"/>
          <table:table-cell office:value="1.6900768814904064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" office:value-type="float"/>
          <table:table-cell office:value="1.7006900564509155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0" office:value-type="float"/>
          <table:table-cell office:value="1.6803136548714737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" office:value-type="float"/>
          <table:table-cell office:value="1.7109687160327074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" office:value-type="float"/>
          <table:table-cell office:value="1.689219738754307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" office:value-type="float"/>
          <table:table-cell office:value="1.668421961550403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" office:value-type="float"/>
          <table:table-cell office:value="1.7409564541074487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" office:value-type="float"/>
          <table:table-cell office:value="1.7148209367843248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" office:value-type="float"/>
          <table:table-cell office:value="1.7128731029520288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" office:value-type="float"/>
          <table:table-cell office:value="1.747494115658906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" office:value-type="float"/>
          <table:table-cell office:value="1.691765851297084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" office:value-type="float"/>
          <table:table-cell office:value="1.6973366863329225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" office:value-type="float"/>
          <table:table-cell office:value="1.724587882099021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" office:value-type="float"/>
          <table:table-cell office:value="1.7071114131726561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0" office:value-type="float"/>
          <table:table-cell office:value="1.6745055984902497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" office:value-type="float"/>
          <table:table-cell office:value="1.6669743768867578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" office:value-type="float"/>
          <table:table-cell office:value="1.7149936259014116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" office:value-type="float"/>
          <table:table-cell office:value="1.6936390382094706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" office:value-type="float"/>
          <table:table-cell office:value="1.7101684536605088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" office:value-type="float"/>
          <table:table-cell office:value="1.7229444772950382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" office:value-type="float"/>
          <table:table-cell office:value="1.6875748156924868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" office:value-type="float"/>
          <table:table-cell office:value="1.6844683926913588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" office:value-type="float"/>
          <table:table-cell office:value="1.724495608622181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" office:value-type="float"/>
          <table:table-cell office:value="1.6817045816573184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" office:value-type="float"/>
          <table:table-cell office:value="1.648133194064171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" office:value-type="float"/>
          <table:table-cell office:value="1.715570299510011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" office:value-type="float"/>
          <table:table-cell office:value="1.6770582423508418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" office:value-type="float"/>
          <table:table-cell office:value="1.6569354125064926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" office:value-type="float"/>
          <table:table-cell office:value="1.7126952186207385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" office:value-type="float"/>
          <table:table-cell office:value="1.7369102055150794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" office:value-type="float"/>
          <table:table-cell office:value="1.7472364793657384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" office:value-type="float"/>
          <table:table-cell office:value="1.6780155311593954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" office:value-type="float"/>
          <table:table-cell office:value="1.6913151663587997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" office:value-type="float"/>
          <table:table-cell office:value="1.6895705560445133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" office:value-type="float"/>
          <table:table-cell office:value="1.678419288798990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" office:value-type="float"/>
          <table:table-cell office:value="1.7352014424741151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" office:value-type="float"/>
          <table:table-cell office:value="1.7000264430777592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" office:value-type="float"/>
          <table:table-cell office:value="1.6968529799885272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" office:value-type="float"/>
          <table:table-cell office:value="1.682199570528271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" office:value-type="float"/>
          <table:table-cell office:value="1.7093388492579247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" office:value-type="float"/>
          <table:table-cell office:value="1.6852646064413206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" office:value-type="float"/>
          <table:table-cell office:value="1.714026925718455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" office:value-type="float"/>
          <table:table-cell office:value="1.6776472630577433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" office:value-type="float"/>
          <table:table-cell office:value="1.730803065199088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" office:value-type="float"/>
          <table:table-cell office:value="1.729328724082192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" office:value-type="float"/>
          <table:table-cell office:value="1.7106628729099236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" office:value-type="float"/>
          <table:table-cell office:value="1.7470677685207021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" office:value-type="float"/>
          <table:table-cell office:value="1.7002430394353123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0" office:value-type="float"/>
          <table:table-cell office:value="1.704435835143993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0" office:value-type="float"/>
          <table:table-cell office:value="1.6778552066283354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" office:value-type="float"/>
          <table:table-cell office:value="1.668268109629103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" office:value-type="float"/>
          <table:table-cell office:value="1.71193253961472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" office:value-type="float"/>
          <table:table-cell office:value="1.710639206198347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0" office:value-type="float"/>
          <table:table-cell office:value="1.6521675819612254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" office:value-type="float"/>
          <table:table-cell office:value="1.66799174055667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" office:value-type="float"/>
          <table:table-cell office:value="1.6574638960442583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" office:value-type="float"/>
          <table:table-cell office:value="1.6865363684586414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" office:value-type="float"/>
          <table:table-cell office:value="1.6821608824930263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" office:value-type="float"/>
          <table:table-cell office:value="1.7107358976942493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" office:value-type="float"/>
          <table:table-cell office:value="1.7287164873020773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" office:value-type="float"/>
          <table:table-cell office:value="1.6917481229991238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" office:value-type="float"/>
          <table:table-cell office:value="1.674999085352215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" office:value-type="float"/>
          <table:table-cell office:value="1.7066646744454008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" office:value-type="float"/>
          <table:table-cell office:value="1.7114391620084526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" office:value-type="float"/>
          <table:table-cell office:value="1.6893340019220606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" office:value-type="float"/>
          <table:table-cell office:value="1.689814798676496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" office:value-type="float"/>
          <table:table-cell office:value="1.688811165706644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" office:value-type="float"/>
          <table:table-cell office:value="1.7042735952349373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" office:value-type="float"/>
          <table:table-cell office:value="1.6911841563238494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" office:value-type="float"/>
          <table:table-cell office:value="1.726798359847411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" office:value-type="float"/>
          <table:table-cell office:value="1.7198547370460406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" office:value-type="float"/>
          <table:table-cell office:value="1.70680808767041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" office:value-type="float"/>
          <table:table-cell office:value="1.743477271847388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79294412180337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" office:value-type="float"/>
          <table:table-cell office:value="1.668744317291424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" office:value-type="float"/>
          <table:table-cell office:value="1.6887203626291927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" office:value-type="float"/>
          <table:table-cell office:value="1.698840009528693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" office:value-type="float"/>
          <table:table-cell office:value="1.6775736808288255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" office:value-type="float"/>
          <table:table-cell office:value="1.7081952989296605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" office:value-type="float"/>
          <table:table-cell office:value="1.688543866498639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" office:value-type="float"/>
          <table:table-cell office:value="1.691569637138194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" office:value-type="float"/>
          <table:table-cell office:value="1.6978757669669644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94596129069153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" office:value-type="float"/>
          <table:table-cell office:value="1.705127582722753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" office:value-type="float"/>
          <table:table-cell office:value="1.69763480913683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" office:value-type="float"/>
          <table:table-cell office:value="1.699976570055691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" office:value-type="float"/>
          <table:table-cell office:value="1.6893625949061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" office:value-type="float"/>
          <table:table-cell office:value="1.7295781479473873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" office:value-type="float"/>
          <table:table-cell office:value="1.7334103794969773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" office:value-type="float"/>
          <table:table-cell office:value="1.6878832667043224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" office:value-type="float"/>
          <table:table-cell office:value="1.7195760111677747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" office:value-type="float"/>
          <table:table-cell office:value="1.716369675593776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" office:value-type="float"/>
          <table:table-cell office:value="1.730474179773309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" office:value-type="float"/>
          <table:table-cell office:value="1.68315918203264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" office:value-type="float"/>
          <table:table-cell office:value="1.6914717451605665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" office:value-type="float"/>
          <table:table-cell office:value="1.6880120052005787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" office:value-type="float"/>
          <table:table-cell office:value="1.675784646175119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" office:value-type="float"/>
          <table:table-cell office:value="1.6843603413504606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" office:value-type="float"/>
          <table:table-cell office:value="1.6703291672209974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" office:value-type="float"/>
          <table:table-cell office:value="1.7076880210148788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" office:value-type="float"/>
          <table:table-cell office:value="1.716333496386945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" office:value-type="float"/>
          <table:table-cell office:value="1.6926775290159424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" office:value-type="float"/>
          <table:table-cell office:value="1.686441439107882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" office:value-type="float"/>
          <table:table-cell office:value="1.7433143723196203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" office:value-type="float"/>
          <table:table-cell office:value="1.7461657500490806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0" office:value-type="float"/>
          <table:table-cell office:value="1.64499397993413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" office:value-type="float"/>
          <table:table-cell office:value="1.7035445982392738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" office:value-type="float"/>
          <table:table-cell office:value="1.7371468210296188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" office:value-type="float"/>
          <table:table-cell office:value="1.6963249503318258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" office:value-type="float"/>
          <table:table-cell office:value="1.6928778378683391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" office:value-type="float"/>
          <table:table-cell office:value="1.6847878294661582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" office:value-type="float"/>
          <table:table-cell office:value="1.7155743668321106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" office:value-type="float"/>
          <table:table-cell office:value="1.6766252864755333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0" office:value-type="float"/>
          <table:table-cell office:value="1.6313167459154236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" office:value-type="float"/>
          <table:table-cell office:value="1.679602750297922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" office:value-type="float"/>
          <table:table-cell office:value="1.6882365675655218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320930776156075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" office:value-type="float"/>
          <table:table-cell office:value="1.7206389818703527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" office:value-type="float"/>
          <table:table-cell office:value="1.697289846379488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" office:value-type="float"/>
          <table:table-cell office:value="1.690013841029735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" office:value-type="float"/>
          <table:table-cell office:value="1.7130516241162146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" office:value-type="float"/>
          <table:table-cell office:value="1.6919258897054208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" office:value-type="float"/>
          <table:table-cell office:value="1.6788282728044488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" office:value-type="float"/>
          <table:table-cell office:value="1.673402005534974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" office:value-type="float"/>
          <table:table-cell office:value="1.678556211852771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" office:value-type="float"/>
          <table:table-cell office:value="1.692296918824098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" office:value-type="float"/>
          <table:table-cell office:value="1.6946835484297151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" office:value-type="float"/>
          <table:table-cell office:value="1.7136110508929283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" office:value-type="float"/>
          <table:table-cell office:value="1.7267897034681114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" office:value-type="float"/>
          <table:table-cell office:value="1.6623144749904082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" office:value-type="float"/>
          <table:table-cell office:value="1.7290963453164285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" office:value-type="float"/>
          <table:table-cell office:value="1.6926050377055957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" office:value-type="float"/>
          <table:table-cell office:value="1.676439095976141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" office:value-type="float"/>
          <table:table-cell office:value="1.704302185190452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" office:value-type="float"/>
          <table:table-cell office:value="1.6990198181499605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" office:value-type="float"/>
          <table:table-cell office:value="1.6626086714513917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" office:value-type="float"/>
          <table:table-cell office:value="1.6780255952169896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" office:value-type="float"/>
          <table:table-cell office:value="1.7029876684500334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" office:value-type="float"/>
          <table:table-cell office:value="1.7396846021895738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" office:value-type="float"/>
          <table:table-cell office:value="1.6869405229794483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" office:value-type="float"/>
          <table:table-cell office:value="1.7021170041184748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" office:value-type="float"/>
          <table:table-cell office:value="1.703006126132912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" office:value-type="float"/>
          <table:table-cell office:value="1.6767179870301325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" office:value-type="float"/>
          <table:table-cell office:value="1.6880190347366946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" office:value-type="float"/>
          <table:table-cell office:value="1.7092902068117473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" office:value-type="float"/>
          <table:table-cell office:value="1.6978483891398923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" office:value-type="float"/>
          <table:table-cell office:value="1.6748637352625981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" office:value-type="float"/>
          <table:table-cell office:value="1.7143151763793345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" office:value-type="float"/>
          <table:table-cell office:value="1.677101218910179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" office:value-type="float"/>
          <table:table-cell office:value="1.699921776908185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" office:value-type="float"/>
          <table:table-cell office:value="1.7203385452432332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" office:value-type="float"/>
          <table:table-cell office:value="1.744340966044275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" office:value-type="float"/>
          <table:table-cell office:value="1.7388448906709113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" office:value-type="float"/>
          <table:table-cell office:value="1.7355288471595889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" office:value-type="float"/>
          <table:table-cell office:value="1.698576983523715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" office:value-type="float"/>
          <table:table-cell office:value="1.7210334017942612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" office:value-type="float"/>
          <table:table-cell office:value="1.7147650222307471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" office:value-type="float"/>
          <table:table-cell office:value="1.7222708989384903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0" office:value-type="float"/>
          <table:table-cell office:value="1.6730968590375486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" office:value-type="float"/>
          <table:table-cell office:value="1.6699165057182102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" office:value-type="float"/>
          <table:table-cell office:value="1.7095957295863942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" office:value-type="float"/>
          <table:table-cell office:value="1.6828889022273308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" office:value-type="float"/>
          <table:table-cell office:value="1.7061414098684042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" office:value-type="float"/>
          <table:table-cell office:value="1.7080815351290097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" office:value-type="float"/>
          <table:table-cell office:value="1.6996174970589153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" office:value-type="float"/>
          <table:table-cell office:value="1.7001143139281947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0" office:value-type="float"/>
          <table:table-cell office:value="1.6847093814738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" office:value-type="float"/>
          <table:table-cell office:value="1.677499989655432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" office:value-type="float"/>
          <table:table-cell office:value="1.712780615877547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" office:value-type="float"/>
          <table:table-cell office:value="1.6920329829312906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" office:value-type="float"/>
          <table:table-cell office:value="1.69879715794608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" office:value-type="float"/>
          <table:table-cell office:value="1.6872962803407703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" office:value-type="float"/>
          <table:table-cell office:value="1.6929040498684358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" office:value-type="float"/>
          <table:table-cell office:value="1.7148961294273046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" office:value-type="float"/>
          <table:table-cell office:value="1.6948309504087258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" office:value-type="float"/>
          <table:table-cell office:value="1.732638193422428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" office:value-type="float"/>
          <table:table-cell office:value="1.6897552758866068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" office:value-type="float"/>
          <table:table-cell office:value="1.6740705029226846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" office:value-type="float"/>
          <table:table-cell office:value="1.7329364685643651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" office:value-type="float"/>
          <table:table-cell office:value="1.7112348003101165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" office:value-type="float"/>
          <table:table-cell office:value="1.6878930038294249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" office:value-type="float"/>
          <table:table-cell office:value="1.7086072646536736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" office:value-type="float"/>
          <table:table-cell office:value="1.69946382484053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" office:value-type="float"/>
          <table:table-cell office:value="1.6831499528911746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" office:value-type="float"/>
          <table:table-cell office:value="1.7160445054763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" office:value-type="float"/>
          <table:table-cell office:value="1.731535600191988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" office:value-type="float"/>
          <table:table-cell office:value="1.7105319972624402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" office:value-type="float"/>
          <table:table-cell office:value="1.7112361583296651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" office:value-type="float"/>
          <table:table-cell office:value="1.7384068085988267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" office:value-type="float"/>
          <table:table-cell office:value="1.68293356600032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" office:value-type="float"/>
          <table:table-cell office:value="1.7036660488845428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" office:value-type="float"/>
          <table:table-cell office:value="1.6779952176382107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" office:value-type="float"/>
          <table:table-cell office:value="1.6810674983369658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0" office:value-type="float"/>
          <table:table-cell office:value="1.67768989877233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" office:value-type="float"/>
          <table:table-cell office:value="1.6792147654180645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" office:value-type="float"/>
          <table:table-cell office:value="1.7105322302561248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" office:value-type="float"/>
          <table:table-cell office:value="1.6680107042159575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" office:value-type="float"/>
          <table:table-cell office:value="1.74918985287145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" office:value-type="float"/>
          <table:table-cell office:value="1.7358865285645286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" office:value-type="float"/>
          <table:table-cell office:value="1.6901425599948547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" office:value-type="float"/>
          <table:table-cell office:value="1.6859308104731052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" office:value-type="float"/>
          <table:table-cell office:value="1.707130763575951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" office:value-type="float"/>
          <table:table-cell office:value="1.701718825804504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" office:value-type="float"/>
          <table:table-cell office:value="1.7041204501631109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" office:value-type="float"/>
          <table:table-cell office:value="1.6632861263817698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" office:value-type="float"/>
          <table:table-cell office:value="1.6900382700005174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" office:value-type="float"/>
          <table:table-cell office:value="1.6829502483886924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" office:value-type="float"/>
          <table:table-cell office:value="1.7099742970626746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" office:value-type="float"/>
          <table:table-cell office:value="1.6884980929219395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" office:value-type="float"/>
          <table:table-cell office:value="1.693123507996698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" office:value-type="float"/>
          <table:table-cell office:value="1.7133055608691314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" office:value-type="float"/>
          <table:table-cell office:value="1.6326531983314552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" office:value-type="float"/>
          <table:table-cell office:value="1.701078806016059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" office:value-type="float"/>
          <table:table-cell office:value="1.6796594725393725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" office:value-type="float"/>
          <table:table-cell office:value="1.7251945056557592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" office:value-type="float"/>
          <table:table-cell office:value="1.6819676583132315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" office:value-type="float"/>
          <table:table-cell office:value="1.6911679251259126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" office:value-type="float"/>
          <table:table-cell office:value="1.7027725478118791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" office:value-type="float"/>
          <table:table-cell office:value="1.688275047640524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" office:value-type="float"/>
          <table:table-cell office:value="1.7039280546215956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" office:value-type="float"/>
          <table:table-cell office:value="1.708649638168681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" office:value-type="float"/>
          <table:table-cell office:value="1.7287943125688814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" office:value-type="float"/>
          <table:table-cell office:value="1.714342836538909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0" office:value-type="float"/>
          <table:table-cell office:value="1.6970922506336275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" office:value-type="float"/>
          <table:table-cell office:value="1.7112380129157583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" office:value-type="float"/>
          <table:table-cell office:value="1.7397911624756373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" office:value-type="float"/>
          <table:table-cell office:value="1.698139536632297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" office:value-type="float"/>
          <table:table-cell office:value="1.665654404982298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" office:value-type="float"/>
          <table:table-cell office:value="1.7069574809229928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" office:value-type="float"/>
          <table:table-cell office:value="1.7181838235477356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" office:value-type="float"/>
          <table:table-cell office:value="1.7140073344213353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" office:value-type="float"/>
          <table:table-cell office:value="1.7097448492536353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" office:value-type="float"/>
          <table:table-cell office:value="1.7122771012497224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" office:value-type="float"/>
          <table:table-cell office:value="1.6518662382096991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" office:value-type="float"/>
          <table:table-cell office:value="1.7245070110788485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" office:value-type="float"/>
          <table:table-cell office:value="1.7131153947256679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" office:value-type="float"/>
          <table:table-cell office:value="1.7190527343367614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" office:value-type="float"/>
          <table:table-cell office:value="1.7025600394370954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" office:value-type="float"/>
          <table:table-cell office:value="1.6644891378100264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" office:value-type="float"/>
          <table:table-cell office:value="1.6742960795683375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" office:value-type="float"/>
          <table:table-cell office:value="1.696793493980994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" office:value-type="float"/>
          <table:table-cell office:value="1.724566096808947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" office:value-type="float"/>
          <table:table-cell office:value="1.6876092678305192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" office:value-type="float"/>
          <table:table-cell office:value="1.7222950468088003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" office:value-type="float"/>
          <table:table-cell office:value="1.6655071338454397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" office:value-type="float"/>
          <table:table-cell office:value="1.7083984941650057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" office:value-type="float"/>
          <table:table-cell office:value="1.6834814457702383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" office:value-type="float"/>
          <table:table-cell office:value="1.6754469498654616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" office:value-type="float"/>
          <table:table-cell office:value="1.6630098098656192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" office:value-type="float"/>
          <table:table-cell office:value="1.7237012430633627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" office:value-type="float"/>
          <table:table-cell office:value="1.680619293886186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" office:value-type="float"/>
          <table:table-cell office:value="1.7035663877575715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" office:value-type="float"/>
          <table:table-cell office:value="1.662641305930825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" office:value-type="float"/>
          <table:table-cell office:value="1.7041697109571043" office:value-type="float"/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" office:value-type="float"/>
          <table:table-cell office:value="1.7323981805309978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" office:value-type="float"/>
          <table:table-cell office:value="1.6652764028948703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" office:value-type="float"/>
          <table:table-cell office:value="1.722737485924454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" office:value-type="float"/>
          <table:table-cell office:value="1.7200664875434335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" office:value-type="float"/>
          <table:table-cell office:value="1.715880902245480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" office:value-type="float"/>
          <table:table-cell office:value="1.691359752217812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" office:value-type="float"/>
          <table:table-cell office:value="1.7343002313671634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" office:value-type="float"/>
          <table:table-cell office:value="1.6851777949103266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" office:value-type="float"/>
          <table:table-cell office:value="1.693812052905684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" office:value-type="float"/>
          <table:table-cell office:value="1.7070209580161284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" office:value-type="float"/>
          <table:table-cell office:value="1.6945488172520138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" office:value-type="float"/>
          <table:table-cell office:value="1.6242877618611424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" office:value-type="float"/>
          <table:table-cell office:value="1.649803027762678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" office:value-type="float"/>
          <table:table-cell office:value="1.7371733004278866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" office:value-type="float"/>
          <table:table-cell office:value="1.6833910656993116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" office:value-type="float"/>
          <table:table-cell office:value="1.7317090258240522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" office:value-type="float"/>
          <table:table-cell office:value="1.7092762385753368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" office:value-type="float"/>
          <table:table-cell office:value="1.6959025748867653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" office:value-type="float"/>
          <table:table-cell office:value="1.7166989449088257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" office:value-type="float"/>
          <table:table-cell office:value="1.739886525905597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" office:value-type="float"/>
          <table:table-cell office:value="1.6966442422640016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" office:value-type="float"/>
          <table:table-cell office:value="1.6935623543091263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" office:value-type="float"/>
          <table:table-cell office:value="1.6771119769526162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" office:value-type="float"/>
          <table:table-cell office:value="1.718668229929973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" office:value-type="float"/>
          <table:table-cell office:value="1.713149077479815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" office:value-type="float"/>
          <table:table-cell office:value="1.6940907855951175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" office:value-type="float"/>
          <table:table-cell office:value="1.6787550245920493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" office:value-type="float"/>
          <table:table-cell office:value="1.714009775300348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" office:value-type="float"/>
          <table:table-cell office:value="1.6669378889887172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" office:value-type="float"/>
          <table:table-cell office:value="1.7096709596033874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" office:value-type="float"/>
          <table:table-cell office:value="1.7344956738735664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" office:value-type="float"/>
          <table:table-cell office:value="1.7051735233038432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" office:value-type="float"/>
          <table:table-cell office:value="1.727318536367811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05159083755931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" office:value-type="float"/>
          <table:table-cell office:value="1.665139067948861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" office:value-type="float"/>
          <table:table-cell office:value="1.6998203781547725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" office:value-type="float"/>
          <table:table-cell office:value="1.6934898077537357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" office:value-type="float"/>
          <table:table-cell office:value="1.7489865764939776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" office:value-type="float"/>
          <table:table-cell office:value="1.719929760621986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" office:value-type="float"/>
          <table:table-cell office:value="1.6805802242367907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" office:value-type="float"/>
          <table:table-cell office:value="1.7125811797749033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" office:value-type="float"/>
          <table:table-cell office:value="1.6773986159058618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" office:value-type="float"/>
          <table:table-cell office:value="1.7228501095980209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" office:value-type="float"/>
          <table:table-cell office:value="1.7370683333184673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" office:value-type="float"/>
          <table:table-cell office:value="1.7480239238258597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" office:value-type="float"/>
          <table:table-cell office:value="1.6954951230619735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" office:value-type="float"/>
          <table:table-cell office:value="1.7150125755767391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" office:value-type="float"/>
          <table:table-cell office:value="1.702453220519302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0" office:value-type="float"/>
          <table:table-cell office:value="1.6802652404100866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" office:value-type="float"/>
          <table:table-cell office:value="1.7002116838421395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" office:value-type="float"/>
          <table:table-cell office:value="1.6913809855782223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" office:value-type="float"/>
          <table:table-cell office:value="1.726944972377774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" office:value-type="float"/>
          <table:table-cell office:value="1.6960870550157452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" office:value-type="float"/>
          <table:table-cell office:value="1.733219832907149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" office:value-type="float"/>
          <table:table-cell office:value="1.743658766631186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" office:value-type="float"/>
          <table:table-cell office:value="1.689501318749202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" office:value-type="float"/>
          <table:table-cell office:value="1.7427136186930205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" office:value-type="float"/>
          <table:table-cell office:value="1.732968636654393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" office:value-type="float"/>
          <table:table-cell office:value="1.725485963089189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" office:value-type="float"/>
          <table:table-cell office:value="1.742555955869966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" office:value-type="float"/>
          <table:table-cell office:value="1.7104531372114693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" office:value-type="float"/>
          <table:table-cell office:value="1.6843977609141174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" office:value-type="float"/>
          <table:table-cell office:value="1.710068893390641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" office:value-type="float"/>
          <table:table-cell office:value="1.6591349673038875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" office:value-type="float"/>
          <table:table-cell office:value="1.682320545746737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" office:value-type="float"/>
          <table:table-cell office:value="1.67691161480168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" office:value-type="float"/>
          <table:table-cell office:value="1.6748510214407029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" office:value-type="float"/>
          <table:table-cell office:value="1.676783040979423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" office:value-type="float"/>
          <table:table-cell office:value="1.67842359326971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" office:value-type="float"/>
          <table:table-cell office:value="1.6977629899220885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" office:value-type="float"/>
          <table:table-cell office:value="1.6800324506741495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" office:value-type="float"/>
          <table:table-cell office:value="1.6900368094626732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" office:value-type="float"/>
          <table:table-cell office:value="1.6917886618896656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" office:value-type="float"/>
          <table:table-cell office:value="1.68474063486743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" office:value-type="float"/>
          <table:table-cell office:value="1.6941936298272873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0" office:value-type="float"/>
          <table:table-cell office:value="1.6780666440871552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" office:value-type="float"/>
          <table:table-cell office:value="1.705238659170845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" office:value-type="float"/>
          <table:table-cell office:value="1.687436286358901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" office:value-type="float"/>
          <table:table-cell office:value="1.7073611170356655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48380536765886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" office:value-type="float"/>
          <table:table-cell office:value="1.7240315824140702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" office:value-type="float"/>
          <table:table-cell office:value="1.7259921845957065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" office:value-type="float"/>
          <table:table-cell office:value="1.6980690353778736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" office:value-type="float"/>
          <table:table-cell office:value="1.7148241996046567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" office:value-type="float"/>
          <table:table-cell office:value="1.7177480553366793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" office:value-type="float"/>
          <table:table-cell office:value="1.706848067918475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" office:value-type="float"/>
          <table:table-cell office:value="1.7035892715083347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" office:value-type="float"/>
          <table:table-cell office:value="1.704737120762915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" office:value-type="float"/>
          <table:table-cell office:value="1.6749463999614183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" office:value-type="float"/>
          <table:table-cell office:value="1.734520418894116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" office:value-type="float"/>
          <table:table-cell office:value="1.684402367857876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" office:value-type="float"/>
          <table:table-cell office:value="1.7301753859793023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0" office:value-type="float"/>
          <table:table-cell office:value="1.6265661726699352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" office:value-type="float"/>
          <table:table-cell office:value="1.6901045546558673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" office:value-type="float"/>
          <table:table-cell office:value="1.6873958412006451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" office:value-type="float"/>
          <table:table-cell office:value="1.706873102669621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" office:value-type="float"/>
          <table:table-cell office:value="1.697629057076477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" office:value-type="float"/>
          <table:table-cell office:value="1.6790779671118237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" office:value-type="float"/>
          <table:table-cell office:value="1.7083434531317565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" office:value-type="float"/>
          <table:table-cell office:value="1.700525193675058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" office:value-type="float"/>
          <table:table-cell office:value="1.7393883283748903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" office:value-type="float"/>
          <table:table-cell office:value="1.7106870565522019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" office:value-type="float"/>
          <table:table-cell office:value="1.686211941845144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" office:value-type="float"/>
          <table:table-cell office:value="1.684777701305709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" office:value-type="float"/>
          <table:table-cell office:value="1.6875211965197316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" office:value-type="float"/>
          <table:table-cell office:value="1.7002819825688222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" office:value-type="float"/>
          <table:table-cell office:value="1.704465096981555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" office:value-type="float"/>
          <table:table-cell office:value="1.697917030891380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0" office:value-type="float"/>
          <table:table-cell office:value="1.6873451153605383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" office:value-type="float"/>
          <table:table-cell office:value="1.7079167328614444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" office:value-type="float"/>
          <table:table-cell office:value="1.6742639528731793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30308952157753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0620379032363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" office:value-type="float"/>
          <table:table-cell office:value="1.7356079621140437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" office:value-type="float"/>
          <table:table-cell office:value="1.676558126077200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" office:value-type="float"/>
          <table:table-cell office:value="1.6851719319645926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" office:value-type="float"/>
          <table:table-cell office:value="1.7053357742571023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" office:value-type="float"/>
          <table:table-cell office:value="1.7023807630203625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" office:value-type="float"/>
          <table:table-cell office:value="1.679748973919885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" office:value-type="float"/>
          <table:table-cell office:value="1.7221416222118742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" office:value-type="float"/>
          <table:table-cell office:value="1.7074845261744407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" office:value-type="float"/>
          <table:table-cell office:value="1.6726957460861893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" office:value-type="float"/>
          <table:table-cell office:value="1.6984962251789992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" office:value-type="float"/>
          <table:table-cell office:value="1.6906497229045252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" office:value-type="float"/>
          <table:table-cell office:value="1.6959518324763554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" office:value-type="float"/>
          <table:table-cell office:value="1.692783651366558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" office:value-type="float"/>
          <table:table-cell office:value="1.6858205846857748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" office:value-type="float"/>
          <table:table-cell office:value="1.7390793519008865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" office:value-type="float"/>
          <table:table-cell office:value="1.7257831845113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" office:value-type="float"/>
          <table:table-cell office:value="1.7379208025462691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0" office:value-type="float"/>
          <table:table-cell office:value="1.6767556768597527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" office:value-type="float"/>
          <table:table-cell office:value="1.7255639037838086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" office:value-type="float"/>
          <table:table-cell office:value="1.689819167591272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" office:value-type="float"/>
          <table:table-cell office:value="1.7179586704569518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" office:value-type="float"/>
          <table:table-cell office:value="1.7182420356243295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" office:value-type="float"/>
          <table:table-cell office:value="1.7157546930524517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" office:value-type="float"/>
          <table:table-cell office:value="1.6970024703379745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" office:value-type="float"/>
          <table:table-cell office:value="1.6823495207390449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" office:value-type="float"/>
          <table:table-cell office:value="1.745276459982578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" office:value-type="float"/>
          <table:table-cell office:value="1.6856524819228011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" office:value-type="float"/>
          <table:table-cell office:value="1.6937534318332517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" office:value-type="float"/>
          <table:table-cell office:value="1.671737482755848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" office:value-type="float"/>
          <table:table-cell office:value="1.7045524140835906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" office:value-type="float"/>
          <table:table-cell office:value="1.6982810387500582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" office:value-type="float"/>
          <table:table-cell office:value="1.681108450558968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" office:value-type="float"/>
          <table:table-cell office:value="1.7085969620594323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" office:value-type="float"/>
          <table:table-cell office:value="1.7182853556246143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0" office:value-type="float"/>
          <table:table-cell office:value="1.6457829639736181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" office:value-type="float"/>
          <table:table-cell office:value="1.6724349881535328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" office:value-type="float"/>
          <table:table-cell office:value="1.723553202634213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289555884377738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" office:value-type="float"/>
          <table:table-cell office:value="1.693326469514825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339792843828534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53854797526027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8241923911852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" office:value-type="float"/>
          <table:table-cell office:value="1.7261775541838829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" office:value-type="float"/>
          <table:table-cell office:value="1.661645338714636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" office:value-type="float"/>
          <table:table-cell office:value="1.6878567283191128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0" office:value-type="float"/>
          <table:table-cell office:value="1.6428371420804813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" office:value-type="float"/>
          <table:table-cell office:value="1.7057416429995629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" office:value-type="float"/>
          <table:table-cell office:value="1.6846234504603614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" office:value-type="float"/>
          <table:table-cell office:value="1.6937640388816668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" office:value-type="float"/>
          <table:table-cell office:value="1.7123691253351707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" office:value-type="float"/>
          <table:table-cell office:value="1.7065700778473563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" office:value-type="float"/>
          <table:table-cell office:value="1.6820463883562178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" office:value-type="float"/>
          <table:table-cell office:value="1.6971635057775394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" office:value-type="float"/>
          <table:table-cell office:value="1.6931822699880763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" office:value-type="float"/>
          <table:table-cell office:value="1.6943732397681528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0" office:value-type="float"/>
          <table:table-cell office:value="1.6575258785107523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" office:value-type="float"/>
          <table:table-cell office:value="1.6919286722795894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" office:value-type="float"/>
          <table:table-cell office:value="1.7023358804700077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" office:value-type="float"/>
          <table:table-cell office:value="1.683919654302465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" office:value-type="float"/>
          <table:table-cell office:value="1.6816341217484414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" office:value-type="float"/>
          <table:table-cell office:value="1.7101325923138018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" office:value-type="float"/>
          <table:table-cell office:value="1.690695622742035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" office:value-type="float"/>
          <table:table-cell office:value="1.7351660630141719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4108248645542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" office:value-type="float"/>
          <table:table-cell office:value="1.7032288066989374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" office:value-type="float"/>
          <table:table-cell office:value="1.7028295747687714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" office:value-type="float"/>
          <table:table-cell office:value="1.685819964072234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25896374966814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" office:value-type="float"/>
          <table:table-cell office:value="1.7007653260844922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" office:value-type="float"/>
          <table:table-cell office:value="1.6824362204067025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" office:value-type="float"/>
          <table:table-cell office:value="1.7436775042624717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" office:value-type="float"/>
          <table:table-cell office:value="1.7037590973524224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0" office:value-type="float"/>
          <table:table-cell office:value="1.700190413431345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" office:value-type="float"/>
          <table:table-cell office:value="1.6961179150437242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50345218657068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" office:value-type="float"/>
          <table:table-cell office:value="1.6984571820817076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" office:value-type="float"/>
          <table:table-cell office:value="1.7009263539786492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" office:value-type="float"/>
          <table:table-cell office:value="1.6843047091346581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" office:value-type="float"/>
          <table:table-cell office:value="1.6974832083704838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" office:value-type="float"/>
          <table:table-cell office:value="1.6939939939320463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037464501331572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" office:value-type="float"/>
          <table:table-cell office:value="1.715710006843575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" office:value-type="float"/>
          <table:table-cell office:value="1.6955950782616693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" office:value-type="float"/>
          <table:table-cell office:value="1.679562337259833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" office:value-type="float"/>
          <table:table-cell office:value="1.6729846814133214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" office:value-type="float"/>
          <table:table-cell office:value="1.6669375863605171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" office:value-type="float"/>
          <table:table-cell office:value="1.705706190175872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" office:value-type="float"/>
          <table:table-cell office:value="1.680429566356653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" office:value-type="float"/>
          <table:table-cell office:value="1.7227962930247953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" office:value-type="float"/>
          <table:table-cell office:value="1.6850957089419958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" office:value-type="float"/>
          <table:table-cell office:value="1.698980849562513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" office:value-type="float"/>
          <table:table-cell office:value="1.7277933629328988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632929306577462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" office:value-type="float"/>
          <table:table-cell office:value="1.6978101468852793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" office:value-type="float"/>
          <table:table-cell office:value="1.71258674413798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" office:value-type="float"/>
          <table:table-cell office:value="1.6792532269690101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" office:value-type="float"/>
          <table:table-cell office:value="1.73889937525306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" office:value-type="float"/>
          <table:table-cell office:value="1.697161667806401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" office:value-type="float"/>
          <table:table-cell office:value="1.6618092356829892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" office:value-type="float"/>
          <table:table-cell office:value="1.7056984002467377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" office:value-type="float"/>
          <table:table-cell office:value="1.691044310020811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3032000037728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" office:value-type="float"/>
          <table:table-cell office:value="1.672866229463975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" office:value-type="float"/>
          <table:table-cell office:value="1.6874036963625987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" office:value-type="float"/>
          <table:table-cell office:value="1.7416158167799727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" office:value-type="float"/>
          <table:table-cell office:value="1.7174450580977367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" office:value-type="float"/>
          <table:table-cell office:value="1.6890005232819965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" office:value-type="float"/>
          <table:table-cell office:value="1.6935650072437336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" office:value-type="float"/>
          <table:table-cell office:value="1.6834911863965396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" office:value-type="float"/>
          <table:table-cell office:value="1.6840927781248853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" office:value-type="float"/>
          <table:table-cell office:value="1.6898460489728466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" office:value-type="float"/>
          <table:table-cell office:value="1.7380516036484581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" office:value-type="float"/>
          <table:table-cell office:value="1.7220924598963405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" office:value-type="float"/>
          <table:table-cell office:value="1.724758040557141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" office:value-type="float"/>
          <table:table-cell office:value="1.715074670505286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" office:value-type="float"/>
          <table:table-cell office:value="1.6784632990240698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" office:value-type="float"/>
          <table:table-cell office:value="1.6821746138889575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" office:value-type="float"/>
          <table:table-cell office:value="1.6824749599944275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" office:value-type="float"/>
          <table:table-cell office:value="1.6720389588073934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0" office:value-type="float"/>
          <table:table-cell office:value="1.6778025357163553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" office:value-type="float"/>
          <table:table-cell office:value="1.7452477906171555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" office:value-type="float"/>
          <table:table-cell office:value="1.67911150226806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" office:value-type="float"/>
          <table:table-cell office:value="1.6691286196137345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" office:value-type="float"/>
          <table:table-cell office:value="1.724614203837422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" office:value-type="float"/>
          <table:table-cell office:value="1.65914933900635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" office:value-type="float"/>
          <table:table-cell office:value="1.7033428413450409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" office:value-type="float"/>
          <table:table-cell office:value="1.7304372918107167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" office:value-type="float"/>
          <table:table-cell office:value="1.7284903795973743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" office:value-type="float"/>
          <table:table-cell office:value="1.693383791255437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" office:value-type="float"/>
          <table:table-cell office:value="1.6931995600721579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009198231018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93454323154944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" office:value-type="float"/>
          <table:table-cell office:value="1.6677759233451246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" office:value-type="float"/>
          <table:table-cell office:value="1.7330009578314296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" office:value-type="float"/>
          <table:table-cell office:value="1.676739907421607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" office:value-type="float"/>
          <table:table-cell office:value="1.696436765467377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" office:value-type="float"/>
          <table:table-cell office:value="1.696871816913630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" office:value-type="float"/>
          <table:table-cell office:value="1.6930795699752335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" office:value-type="float"/>
          <table:table-cell office:value="1.7333068066633843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" office:value-type="float"/>
          <table:table-cell office:value="1.7029079778504492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" office:value-type="float"/>
          <table:table-cell office:value="1.7034038382816465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0" office:value-type="float"/>
          <table:table-cell office:value="1.6548446558549077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" office:value-type="float"/>
          <table:table-cell office:value="1.6839452880615065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" office:value-type="float"/>
          <table:table-cell office:value="1.7139108512027017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" office:value-type="float"/>
          <table:table-cell office:value="1.6831237086235724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" office:value-type="float"/>
          <table:table-cell office:value="1.6876758598804174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" office:value-type="float"/>
          <table:table-cell office:value="1.7384667795741169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" office:value-type="float"/>
          <table:table-cell office:value="1.7136773001598609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" office:value-type="float"/>
          <table:table-cell office:value="1.699431571107176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" office:value-type="float"/>
          <table:table-cell office:value="1.6836565259441953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" office:value-type="float"/>
          <table:table-cell office:value="1.6970365339997986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" office:value-type="float"/>
          <table:table-cell office:value="1.730711228862575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0" office:value-type="float"/>
          <table:table-cell office:value="1.709196357030906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262039810849994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" office:value-type="float"/>
          <table:table-cell office:value="1.6867964390080896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" office:value-type="float"/>
          <table:table-cell office:value="1.7266245271082832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" office:value-type="float"/>
          <table:table-cell office:value="1.7230018769977145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" office:value-type="float"/>
          <table:table-cell office:value="1.6913990637298528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" office:value-type="float"/>
          <table:table-cell office:value="1.690416616486765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" office:value-type="float"/>
          <table:table-cell office:value="1.672935925301837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" office:value-type="float"/>
          <table:table-cell office:value="1.7100287661977513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" office:value-type="float"/>
          <table:table-cell office:value="1.7032291218542752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" office:value-type="float"/>
          <table:table-cell office:value="1.7207602454665785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" office:value-type="float"/>
          <table:table-cell office:value="1.7329404364629635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" office:value-type="float"/>
          <table:table-cell office:value="1.6768865292486312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" office:value-type="float"/>
          <table:table-cell office:value="1.7317050689143512" office:value-type="float"/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" office:value-type="float"/>
          <table:table-cell office:value="1.6593398486620354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" office:value-type="float"/>
          <table:table-cell office:value="1.7016220806403053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" office:value-type="float"/>
          <table:table-cell office:value="1.7042722950846627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" office:value-type="float"/>
          <table:table-cell office:value="1.6967156197405122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" office:value-type="float"/>
          <table:table-cell office:value="1.7105613982496592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" office:value-type="float"/>
          <table:table-cell office:value="1.7126003444524232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" office:value-type="float"/>
          <table:table-cell office:value="1.705262074201099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" office:value-type="float"/>
          <table:table-cell office:value="1.7041163352161282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" office:value-type="float"/>
          <table:table-cell office:value="1.7303394053288175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" office:value-type="float"/>
          <table:table-cell office:value="1.7017981089441163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" office:value-type="float"/>
          <table:table-cell office:value="1.6832350642132252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" office:value-type="float"/>
          <table:table-cell office:value="1.6797840254303762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" office:value-type="float"/>
          <table:table-cell office:value="1.7202987827318237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" office:value-type="float"/>
          <table:table-cell office:value="1.6998801007168556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" office:value-type="float"/>
          <table:table-cell office:value="1.7001064951949705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" office:value-type="float"/>
          <table:table-cell office:value="1.710987583016909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667744793527154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" office:value-type="float"/>
          <table:table-cell office:value="1.7353792192872812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" office:value-type="float"/>
          <table:table-cell office:value="1.6704451009471126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" office:value-type="float"/>
          <table:table-cell office:value="1.7119487536395894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" office:value-type="float"/>
          <table:table-cell office:value="1.6891913849095235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" office:value-type="float"/>
          <table:table-cell office:value="1.7190018382662298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" office:value-type="float"/>
          <table:table-cell office:value="1.6863260010800383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" office:value-type="float"/>
          <table:table-cell office:value="1.7068636714403294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" office:value-type="float"/>
          <table:table-cell office:value="1.6653791420377333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" office:value-type="float"/>
          <table:table-cell office:value="1.7267827488399885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" office:value-type="float"/>
          <table:table-cell office:value="1.7465763986136356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" office:value-type="float"/>
          <table:table-cell office:value="1.6875894934265867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" office:value-type="float"/>
          <table:table-cell office:value="1.7396810809449628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" office:value-type="float"/>
          <table:table-cell office:value="1.6862068065105502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" office:value-type="float"/>
          <table:table-cell office:value="1.694992553763544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" office:value-type="float"/>
          <table:table-cell office:value="1.6977786202798966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" office:value-type="float"/>
          <table:table-cell office:value="1.692171845964732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" office:value-type="float"/>
          <table:table-cell office:value="1.7000920280809728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" office:value-type="float"/>
          <table:table-cell office:value="1.721264920458722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" office:value-type="float"/>
          <table:table-cell office:value="1.6884810249442141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" office:value-type="float"/>
          <table:table-cell office:value="1.7494087178588322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" office:value-type="float"/>
          <table:table-cell office:value="1.7344687855679637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" office:value-type="float"/>
          <table:table-cell office:value="1.7032675772635335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" office:value-type="float"/>
          <table:table-cell office:value="1.6754999607848664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" office:value-type="float"/>
          <table:table-cell office:value="1.7060124892958912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" office:value-type="float"/>
          <table:table-cell office:value="1.735334262838056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" office:value-type="float"/>
          <table:table-cell office:value="1.7124569178099278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" office:value-type="float"/>
          <table:table-cell office:value="1.7095124263386097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" office:value-type="float"/>
          <table:table-cell office:value="1.7121924600260463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" office:value-type="float"/>
          <table:table-cell office:value="1.7182588677627502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" office:value-type="float"/>
          <table:table-cell office:value="1.6894085165671702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" office:value-type="float"/>
          <table:table-cell office:value="1.7042063060749653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" office:value-type="float"/>
          <table:table-cell office:value="1.6878194876199917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" office:value-type="float"/>
          <table:table-cell office:value="1.7201380407786806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" office:value-type="float"/>
          <table:table-cell office:value="1.741912939404386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" office:value-type="float"/>
          <table:table-cell office:value="1.745843972434475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" office:value-type="float"/>
          <table:table-cell office:value="1.667847315384859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" office:value-type="float"/>
          <table:table-cell office:value="1.7131571755078963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" office:value-type="float"/>
          <table:table-cell office:value="1.7100587876234348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" office:value-type="float"/>
          <table:table-cell office:value="1.7047537452255295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" office:value-type="float"/>
          <table:table-cell office:value="1.7083917297953943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" office:value-type="float"/>
          <table:table-cell office:value="1.702112794611659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" office:value-type="float"/>
          <table:table-cell office:value="1.729344316999615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" office:value-type="float"/>
          <table:table-cell office:value="1.6983850014979813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" office:value-type="float"/>
          <table:table-cell office:value="1.733192636364873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" office:value-type="float"/>
          <table:table-cell office:value="1.6372881169623565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1101637953868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" office:value-type="float"/>
          <table:table-cell office:value="1.7283282041779333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" office:value-type="float"/>
          <table:table-cell office:value="1.6884720361184837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" office:value-type="float"/>
          <table:table-cell office:value="1.658455251130452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" office:value-type="float"/>
          <table:table-cell office:value="1.6357333516198427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" office:value-type="float"/>
          <table:table-cell office:value="1.7196168868427186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" office:value-type="float"/>
          <table:table-cell office:value="1.6549897384993135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" office:value-type="float"/>
          <table:table-cell office:value="1.7183017231583446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" office:value-type="float"/>
          <table:table-cell office:value="1.731689877335761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" office:value-type="float"/>
          <table:table-cell office:value="1.7440571735324335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" office:value-type="float"/>
          <table:table-cell office:value="1.6658198831019206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" office:value-type="float"/>
          <table:table-cell office:value="1.6895737084304832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" office:value-type="float"/>
          <table:table-cell office:value="1.6575753826474822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" office:value-type="float"/>
          <table:table-cell office:value="1.716068262078889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" office:value-type="float"/>
          <table:table-cell office:value="1.713333073018055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" office:value-type="float"/>
          <table:table-cell office:value="1.7089951961003793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" office:value-type="float"/>
          <table:table-cell office:value="1.7229529062234374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" office:value-type="float"/>
          <table:table-cell office:value="1.702484698111036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" office:value-type="float"/>
          <table:table-cell office:value="1.7252624481039713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" office:value-type="float"/>
          <table:table-cell office:value="1.67703659323841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" office:value-type="float"/>
          <table:table-cell office:value="1.7038477006238202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" office:value-type="float"/>
          <table:table-cell office:value="1.7166149698389714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" office:value-type="float"/>
          <table:table-cell office:value="1.675537769627981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" office:value-type="float"/>
          <table:table-cell office:value="1.698901431842584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" office:value-type="float"/>
          <table:table-cell office:value="1.7213449782701744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" office:value-type="float"/>
          <table:table-cell office:value="1.7130670122394165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" office:value-type="float"/>
          <table:table-cell office:value="1.697554853087049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" office:value-type="float"/>
          <table:table-cell office:value="1.6828879286670269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" office:value-type="float"/>
          <table:table-cell office:value="1.6461723591405437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" office:value-type="float"/>
          <table:table-cell office:value="1.6826029493965817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" office:value-type="float"/>
          <table:table-cell office:value="1.6967702004872558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" office:value-type="float"/>
          <table:table-cell office:value="1.7122865980621411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79985228725783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" office:value-type="float"/>
          <table:table-cell office:value="1.6982056158826513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" office:value-type="float"/>
          <table:table-cell office:value="1.708894643568191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" office:value-type="float"/>
          <table:table-cell office:value="1.7002366300202854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90834538939427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3823173247627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" office:value-type="float"/>
          <table:table-cell office:value="1.7084789852071693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" office:value-type="float"/>
          <table:table-cell office:value="1.7005193477856664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62508346218485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" office:value-type="float"/>
          <table:table-cell office:value="1.7060842615095684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" office:value-type="float"/>
          <table:table-cell office:value="1.748808382911981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" office:value-type="float"/>
          <table:table-cell office:value="1.6945280388331236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" office:value-type="float"/>
          <table:table-cell office:value="1.6922699716709018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" office:value-type="float"/>
          <table:table-cell office:value="1.7021139003928956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" office:value-type="float"/>
          <table:table-cell office:value="1.7188040656192636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" office:value-type="float"/>
          <table:table-cell office:value="1.7195933401571417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" office:value-type="float"/>
          <table:table-cell office:value="1.696505922805253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" office:value-type="float"/>
          <table:table-cell office:value="1.7030384414556645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" office:value-type="float"/>
          <table:table-cell office:value="1.712933833285894" office:value-type="float"/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" office:value-type="float"/>
          <table:table-cell office:value="1.682052789521946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" office:value-type="float"/>
          <table:table-cell office:value="1.6906655416692513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" office:value-type="float"/>
          <table:table-cell office:value="1.681721293211433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" office:value-type="float"/>
          <table:table-cell office:value="1.7254415210832539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" office:value-type="float"/>
          <table:table-cell office:value="1.669400106158505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" office:value-type="float"/>
          <table:table-cell office:value="1.7117741003078557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" office:value-type="float"/>
          <table:table-cell office:value="1.686591934929421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" office:value-type="float"/>
          <table:table-cell office:value="1.7278682772989016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" office:value-type="float"/>
          <table:table-cell office:value="1.6822303349991226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" office:value-type="float"/>
          <table:table-cell office:value="1.685944334832602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" office:value-type="float"/>
          <table:table-cell office:value="1.7039657175913476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" office:value-type="float"/>
          <table:table-cell office:value="1.699490563940934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" office:value-type="float"/>
          <table:table-cell office:value="1.7081363049974607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" office:value-type="float"/>
          <table:table-cell office:value="1.6876565313797767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" office:value-type="float"/>
          <table:table-cell office:value="1.6781363428655107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" office:value-type="float"/>
          <table:table-cell office:value="1.7235017385305647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" office:value-type="float"/>
          <table:table-cell office:value="1.6757737640593002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" office:value-type="float"/>
          <table:table-cell office:value="1.7231697742215797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" office:value-type="float"/>
          <table:table-cell office:value="1.7271130663541678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" office:value-type="float"/>
          <table:table-cell office:value="1.708478600375235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" office:value-type="float"/>
          <table:table-cell office:value="1.6968243144628206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" office:value-type="float"/>
          <table:table-cell office:value="1.7069781309910637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" office:value-type="float"/>
          <table:table-cell office:value="1.7046338986643341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" office:value-type="float"/>
          <table:table-cell office:value="1.6908609279980802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" office:value-type="float"/>
          <table:table-cell office:value="1.743874002075833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" office:value-type="float"/>
          <table:table-cell office:value="1.7289461029944186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" office:value-type="float"/>
          <table:table-cell office:value="1.738761190670825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" office:value-type="float"/>
          <table:table-cell office:value="1.7165534502155204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" office:value-type="float"/>
          <table:table-cell office:value="1.7213394464966842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" office:value-type="float"/>
          <table:table-cell office:value="1.7278666377094347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" office:value-type="float"/>
          <table:table-cell office:value="1.6909382270107436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" office:value-type="float"/>
          <table:table-cell office:value="1.6560891832502176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" office:value-type="float"/>
          <table:table-cell office:value="1.6819951232746628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" office:value-type="float"/>
          <table:table-cell office:value="1.6868569847756392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" office:value-type="float"/>
          <table:table-cell office:value="1.7303108993095606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" office:value-type="float"/>
          <table:table-cell office:value="1.6608365865452377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" office:value-type="float"/>
          <table:table-cell office:value="1.7190775081715934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" office:value-type="float"/>
          <table:table-cell office:value="1.7260539179602807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" office:value-type="float"/>
          <table:table-cell office:value="1.6902628249244953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" office:value-type="float"/>
          <table:table-cell office:value="1.6989951942676909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" office:value-type="float"/>
          <table:table-cell office:value="1.7061984681738698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" office:value-type="float"/>
          <table:table-cell office:value="1.6916483916781726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" office:value-type="float"/>
          <table:table-cell office:value="1.7161314839041533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" office:value-type="float"/>
          <table:table-cell office:value="1.7306453913045918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" office:value-type="float"/>
          <table:table-cell office:value="1.6831043590561567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" office:value-type="float"/>
          <table:table-cell office:value="1.7253372117627603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" office:value-type="float"/>
          <table:table-cell office:value="1.7033848220867471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" office:value-type="float"/>
          <table:table-cell office:value="1.7167111725869117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" office:value-type="float"/>
          <table:table-cell office:value="1.7300526249993435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" office:value-type="float"/>
          <table:table-cell office:value="1.6872928525905695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" office:value-type="float"/>
          <table:table-cell office:value="1.6541608551403724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" office:value-type="float"/>
          <table:table-cell office:value="1.6650554373283937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" office:value-type="float"/>
          <table:table-cell office:value="1.707587607392034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" office:value-type="float"/>
          <table:table-cell office:value="1.6744784134818962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" office:value-type="float"/>
          <table:table-cell office:value="1.6931955960120222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" office:value-type="float"/>
          <table:table-cell office:value="1.6884942801795046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" office:value-type="float"/>
          <table:table-cell office:value="1.6579166941628636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" office:value-type="float"/>
          <table:table-cell office:value="1.69235884102686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" office:value-type="float"/>
          <table:table-cell office:value="1.683870802383006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" office:value-type="float"/>
          <table:table-cell office:value="1.6903980326042258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" office:value-type="float"/>
          <table:table-cell office:value="1.714845568755931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0T15:34:00.247918</meta:creation-date>
    <dc:date>2019-05-20T15:34:00.535027</dc:date>
    <meta:generator>http://pypi.python.org/pypi/ezodf/0.1.0$Python3.6.7 (default, Oct 22 2018, 11:32:17) 
[GCC 8.2.0]</meta:generator>
    <meta:document-statistic/>
    <meta:editing-cycles>1</meta:editing-cycles>
  </office:meta>
</office:document-meta>
</file>